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yTronBot Design</text:p>
      <text:p text:style-name="Text_20_body">The purpose of this document is to describe the design of my entry into the 2010 Google AI competition.</text:p>
      <text:p text:style-name="Text_20_body">High Level Ideas</text:p>
      <text:list xml:id="list469964946" text:style-name="L1">
        <text:list-item>
          <text:p text:style-name="P1">Minimax</text:p>
        </text:list-item>
        <text:list-item>
          <text:p text:style-name="P1">MyTronBot</text:p>
        </text:list-item>
        <text:list-item>
          <text:p text:style-name="P1">screen</text:p>
        </text:list-item>
        <text:list-item>
          <text:p text:style-name="P1">Flood Fill</text:p>
        </text:list-item>
        <text:list-item>
          <text:p text:style-name="P1">Competition Provided API</text:p>
        </text:list-item>
        <text:list-item>
          <text:p text:style-name="P1">Logging</text:p>
        </text:list-item>
        <text:list-item>
          <text:p text:style-name="P1">Board Utilities</text:p>
        </text:list-item>
        <text:list-item>
          <text:p text:style-name="P1">Shortest Path</text:p>
        </text:list-item>
        <text:list-item>
          <text:p text:style-name="P1">Betweenness Centrality</text:p>
        </text:list-item>
        <text:list-item>
          <text:p text:style-name="P1">Articulation Points</text:p>
        </text:list-item>
        <text:list-item>
          <text:p text:style-name="P1">Depth First Search</text:p>
        </text:list-item>
        <text:list-item>
          <text:p text:style-name="P1">Component Identification</text:p>
        </text:list-item>
        <text:list-item>
          <text:p text:style-name="P1">Heat Map</text:p>
        </text:list-item>
        <text:list-item>
          <text:p text:style-name="P1">Distance Map</text:p>
        </text:list-item>
        <text:list-item>
          <text:p text:style-name="P1">Equidistant Points</text:p>
        </text:list-item>
        <text:list-item>
          <text:p text:style-name="P1">Situation Analysis</text:p>
        </text:list-item>
        <text:list-item>
          <text:p text:style-name="P1">Sample Strategies</text:p>
        </text:list-item>
        <text:list-item>
          <text:p text:style-name="P1">Environment Metadata</text:p>
        </text:list-item>
        <text:list-item>
          <text:p text:style-name="P1">Timing</text:p>
        </text:list-item>
        <text:list-item>
          <text:p text:style-name="P1">Performance Measurement</text:p>
          <text:list>
            <text:list-item>
              <text:p text:style-name="P1">Functional</text:p>
            </text:list-item>
            <text:list-item>
              <text:p text:style-name="P1">Profiling</text:p>
            </text:list-item>
          </text:list>
        </text:list-item>
        <text:list-item>
          <text:p text:style-name="P1">Configuration</text:p>
        </text:list-item>
        <text:list-item>
          <text:p text:style-name="P1">Version Control</text:p>
        </text:list-item>
      </text:list>
      <text:p text:style-name="Text_20_body"/>
      <text:p text:style-name="Text_20_body">Design Decisions</text:p>
      <text:list xml:id="list1213002132" text:style-name="L2">
        <text:list-item>
          <text:p text:style-name="P2">Programming Language</text:p>
        </text:list-item>
        <text:list-item>
          <text:p text:style-name="P2">Board Representation</text:p>
        </text:list-item>
        <text:list-item>
          <text:p text:style-name="P2">Algorithms Implementations</text:p>
        </text:list-item>
      </text:list>
      <text:p text:style-name="Text_20_body"/>
      <text:p text:style-name="Text_20_body"><text:soft-page-break/>Testing Framework</text:p>
      <text:list xml:id="list217926385" text:style-name="L3">
        <text:list-item>
          <text:p text:style-name="P3">Unit Testing</text:p>
        </text:list-item>
      </text:list>
      <text:p text:style-name="Text_20_body"/>
      <text:p text:style-name="Text_20_body"/>
      <text:p text:style-name="Text_20_body"/>
      <text:p text:style-name="Text_20_body"/>
      <text:p text:style-name="Text_20_body">Scenario Labeling and Recognition</text:p>
      <text:p text:style-name="Text_20_body">scenario.Scenario()</text:p>
      <text:p text:style-name="Text_20_body">scenario.recognize(board)</text:p>
      <text:p text:style-name="Text_20_body"/>
      <text:p text:style-name="Text_20_body">Initial board scenarios and their applicable strategies:</text:p>
      <table:table table:name="Table1" table:style-name="Table1">
        <table:table-column table:style-name="Table1.A" table:number-columns-repeated="4"/>
        <table:table-row>
          <table:table-cell table:style-name="Table1.A1" office:value-type="string">
            <text:p text:style-name="Table_20_Contents">Board</text:p>
          </table:table-cell>
          <table:table-cell table:style-name="Table1.A1" office:value-type="string">
            <text:p text:style-name="Table_20_Contents">Position</text:p>
          </table:table-cell>
          <table:table-cell table:style-name="Table1.A1" office:value-type="string">
            <text:p text:style-name="Table_20_Contents"/>
          </table:table-cell>
          <table:table-cell table:style-name="Table1.D1" office:value-type="string">
            <text:p text:style-name="Table_20_Contents">Strategy</text:p>
          </table:table-cell>
        </table:table-row>
        <table:table-row>
          <table:table-cell table:style-name="Table1.A2" office:value-type="string">
            <text:p text:style-name="Table_20_Contents">Large Open Room</text:p>
          </table:table-cell>
          <table:table-cell table:style-name="Table1.A2" office:value-type="string">
            <text:p text:style-name="Table_20_Contents">Opposite Corners</text:p>
          </table:table-cell>
          <table:table-cell table:style-name="Table1.A2" office:value-type="string">
            <text:p text:style-name="Table_20_Contents">Touching</text:p>
          </table:table-cell>
          <table:table-cell table:style-name="Table1.D2" office:value-type="string">
            <text:p text:style-name="Table_20_Contents">Minimax</text:p>
          </table:table-cell>
        </table:table-row>
        <table:table-row>
          <table:table-cell table:style-name="Table1.A2" office:value-type="string">
            <text:p text:style-name="Table_20_Contents">Maze-like</text:p>
          </table:table-cell>
          <table:table-cell table:style-name="Table1.A2" office:value-type="string">
            <text:p text:style-name="Table_20_Contents"/>
          </table:table-cell>
          <table:table-cell table:style-name="Table1.A2" office:value-type="string">
            <text:p text:style-name="Table_20_Contents">Touching</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Not Touching</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Text_20_body"/>
      <text:p text:style-name="Text_20_body">Strategies</text:p>
      <text:p text:style-name="Text_20_body"/>
      <text:p text:style-name="Text_20_body">Wall Walking</text:p>
      <text:p text:style-name="Text_20_body">Arrange the directions in some random order of preference. Move in the preferred direction alongside a wall until a wall is reached. Then turn around, and walk back the other way until another wall is reached. Keep doing so until there is no more space.</text:p>
      <text:p text:style-name="Text_20_body"/>
      <text:p text:style-name="Text_20_body">Minimax, with alpha-beta pruning</text:p>
      <text:p text:style-name="Text_20_body">Expand all possible game states to their terminal states. Simulate each player taking their turn to give themselves the best advantage. Pick the one that gives yourself the best advantage given what the other player is likely to choose. Cut off based on terminal states, depth, or other domain specific features. When cutting off earlier than the terminal states, approximate the utility of the position for yourself. Prune subtrees where it is already known that a better move exists for some player.</text:p>
      <text:p text:style-name="Text_20_body"/>
      <text:p text:style-name="Text_20_body">Shortest Path</text:p>
      <text:p text:style-name="Text_20_body">Find the shortest path to the other player, and continue moving along that path until you reach them. Try to run into them to force a draw. If they try to evade and end up trapping themselves, all the better.</text:p>
      <text:p text:style-name="Text_20_body"/>
      <text:p text:style-name="Text_20_body"><text:s/></text:p>
      <text:p text:style-name="Text_20_body"><text:soft-page-break/></text:p>
      <text:p text:style-name="Text_20_body">Board Attributes</text:p>
      <text:p text:style-name="Text_20_body">Open Spaces Count</text:p>
      <text:p text:style-name="Text_20_body">naïve: All floor tiles on the board. Weak because some rooms are oddly shaped (see u and apocalyptic). Also, doesn't tell which player controls more space.</text:p>
      <text:p text:style-name="Text_20_body">better: Points around. Depth first search around each player for all floor spaces. Better because you know how powerful each player approximately is. Also doesn't get confused by oddly shaped boards. This was the main thing that the forums was referring to as flood-fill. Suffers some confusion if the player has just split the board.</text:p>
      <text:p text:style-name="Text_20_body">best: Points around, by direction, around each player, also detecting which directions touch for each player. More efficient because each component is only DFS'd once per cycle. Does not get confused if the player has just split the board.</text:p>
      <text:p text:style-name="Text_20_body"/>
      <text:p text:style-name="Text_20_body">Framework</text:p>
      <text:p text:style-name="Text_20_body"/>
      <text:p text:style-name="Text_20_body">Board API (provided by competition) (my strategy is to leave this alone)</text:p>
      <text:p text:style-name="Text_20_body">AIMA (minimax implementation with alpha-beta pruning)</text:p>
      <text:p text:style-name="Text_20_body">MyTronBot (analyze board, choose strategy, choose move)</text:p>
      <text:p text:style-name="Text_20_body"/>
      <text:p text:style-name="Text_20_body"/>
      <text:p text:style-name="Text_20_body">Timing</text:p>
      <text:p text:style-name="Text_20_body">It is critical that the bot return each move in under a second. To address this concern, the following components will be implemented:</text:p>
      <text:list xml:id="list332920812" text:style-name="L5">
        <text:list-item>
          <text:p text:style-name="P5">An internal clock that captures the beginning of the move.</text:p>
        </text:list-item>
        <text:list-item>
          <text:p text:style-name="P5">A function that can report how much time is remaining.</text:p>
        </text:list-item>
        <text:list-item>
          <text:p text:style-name="P5">A variable that holds the current legal and best move to be used time runs out.</text:p>
        </text:list-item>
        <text:list-item>
          <text:p text:style-name="P5">An exception class representing time is about to expire.</text:p>
        </text:list-item>
        <text:list-item>
          <text:p text:style-name="P5">Markers in strategic points throughout the code to check the time remaining and throw the exception if time is about to expire.</text:p>
        </text:list-item>
        <text:list-item>
          <text:p text:style-name="P5">A function to make it easy to check the time and throw the exception.</text:p>
        </text:list-item>
      </text:list>
      <text:p text:style-name="Text_20_body"/>
      <text:p text:style-name="Text_20_body">Clean Exit</text:p>
      <text:p text:style-name="Text_20_body">It is important that the bot never throw any exception to the top level. Instead, if an exception occurs, it must simply throw the best possible move available to that time, or at least return a valid direction. </text:p>
      <text:p text:style-name="Text_20_body">To address this concern, the main loop will have an exception handler that will catch any exception and return the best move available. </text:p>
      <text:p text:style-name="Text_20_body">Also, we must define a set of criteria under which the bot will determine what to check and do.</text:p>
      <text:p text:style-name="Text_20_body"><text:soft-page-break/>If the bot was not able to start up properly and cannot even read a board, we have big issues. The bot will not be able to make any rational decision if this is the case. In this case, the bot should simply return North anytime its asked and give up.</text:p>
      <text:p text:style-name="Text_20_body">If the bot gets some unexpected KeyError, IndexError, or something to that effect, then something in the strategy code has overlooked an important check. While these as much as possible should be eliminated through careful coding and thorough unittesting, it may still occur. If it does, the bot should return the best move it has seen up to that point, and try again in the next move.</text:p>
      <text:p text:style-name="Text_20_body"/>
      <text:p text:style-name="Text_20_body"/>
      <text:p text:style-name="Text_20_body"/>
      <text:p text:style-name="Text_20_body">Design Challenges</text:p>
      <text:list xml:id="list1777329662" text:style-name="L6">
        <text:list-item>
          <text:p text:style-name="P6">How can I use the simplest possible board representation for the simple algorithms, but still get the caching benefit for minimax from the more advanced representation?</text:p>
        </text:list-item>
        <text:list-item>
          <text:p text:style-name="P6">How can I make sure the bot always returns the best possible move in the time allotted.</text:p>
        </text:list-item>
      </text:list>
      <text:p text:style-name="Text_20_body"/>
      <text:p text:style-name="Text_20_body">Risk Analysis</text:p>
      <text:list xml:id="list814315244" text:style-name="L7">
        <text:list-item>
          <text:p text:style-name="P7">Too much focus on one component leaves the bot weak in other areas and leads to increased losses or bot suspension.</text:p>
        </text:list-item>
        <text:list-item>
          <text:p text:style-name="P7">Not enough time to work on it; not enough contiguous time to establish “flow”.</text:p>
        </text:list-item>
        <text:list-item>
          <text:p text:style-name="P7">Using the wrong algorithms.</text:p>
        </text:list-item>
        <text:list-item>
          <text:p text:style-name="P7">Not applying the right algorithm given a board configuration.</text:p>
        </text:list-item>
        <text:list-item>
          <text:p text:style-name="P7">Not getting enough time on the competition site to determine how well my bot does against other players.</text:p>
        </text:list-item>
        <text:list-item>
          <text:p text:style-name="P7">Missing the deadline for the final submis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0T22:53:24</meta:creation-date>
    <dc:date>2010-02-21T12:34:48</dc:date>
    <meta:editing-duration>PT13H41M25S</meta:editing-duration>
    <meta:editing-cycles>27</meta:editing-cycles>
    <meta:generator>OpenOffice.org/3.1$Unix OpenOffice.org_project/310m19$Build-9420</meta:generator>
    <meta:document-statistic meta:table-count="1" meta:image-count="0" meta:object-count="0" meta:page-count="4" meta:paragraph-count="88" meta:word-count="900" meta:character-count="5282"/>
  </office:meta>
</office:document-meta>
</file>